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194cm" style:rel-column-width="1811*"/>
    </style:style>
    <style:style style:name="Tabla1.B" style:family="table-column">
      <style:table-column-properties style:column-width="2.399cm" style:rel-column-width="1360*"/>
    </style:style>
    <style:style style:name="Tabla1.C" style:family="table-column">
      <style:table-column-properties style:column-width="2.704cm" style:rel-column-width="1533*"/>
    </style:style>
    <style:style style:name="Tabla1.D" style:family="table-column">
      <style:table-column-properties style:column-width="9.292cm" style:rel-column-width="52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295cm" table:align="left"/>
    </style:style>
    <style:style style:name="Tabla2.A" style:family="table-column">
      <style:table-column-properties style:column-width="4.309cm"/>
    </style:style>
    <style:style style:name="Tabla2.B" style:family="table-column">
      <style:table-column-properties style:column-width="2.98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696084" officeooo:paragraph-rsid="006960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6128a" officeooo:paragraph-rsid="007be70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c0a4" officeooo:paragraph-rsid="0088c0a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a91f0" officeooo:paragraph-rsid="008a91f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8ac6cf" officeooo:paragraph-rsid="008ac6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8c93c8" officeooo:paragraph-rsid="008c93c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8a91f0" officeooo:paragraph-rsid="008a91f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87c3be" officeooo:paragraph-rsid="0087c3be"/>
    </style:style>
    <style:style style:name="P14" style:family="paragraph" style:parent-style-name="Table_20_Contents">
      <style:paragraph-properties fo:text-align="start" style:justify-single-word="false"/>
      <style:text-properties officeooo:rsid="008a91f0" officeooo:paragraph-rsid="008a91f0"/>
    </style:style>
    <style:style style:name="P15" style:family="paragraph" style:parent-style-name="Table_20_Contents">
      <style:paragraph-properties fo:text-align="start" style:justify-single-word="false"/>
      <style:text-properties officeooo:rsid="008ac6cf" officeooo:paragraph-rsid="008ac6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634acc" style:font-weight-asian="bold" style:font-weight-complex="bold"/>
    </style:style>
    <style:style style:name="T4" style:family="text">
      <style:text-properties officeooo:rsid="007be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4">7</text:span></text:p>
      <text:p text:style-name="P2"/>
      <text:p text:style-name="P4"/>
      <text:p text:style-name="P3"><text:span text:style-name="T3">Ejercicio</text:span><text:span text:style-name="T2"> </text:span><text:span text:style-name="T1">1</text:span>. 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1539355886096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>Nombre</text:p>
          </table:table-cell>
          <table:table-cell table:style-name="Tabla1.A1" office:value-type="string">
            <text:p text:style-name="P13">Nivel OSI</text:p>
          </table:table-cell>
          <table:table-cell table:style-name="Tabla1.D1" office:value-type="string">
            <text:p text:style-name="P13">Función del dispositivo</text:p>
          </table:table-cell>
        </table:table-row>
        <table:table-row table:style-name="TableLine1539355886096">
          <table:table-cell table:style-name="Tabla1.A2" office:value-type="string">
            <text:p text:style-name="P13">Dispositivo 1</text:p>
          </table:table-cell>
          <table:table-cell table:style-name="Tabla1.A2" office:value-type="string">
            <text:p text:style-name="P13">Router</text:p>
          </table:table-cell>
          <table:table-cell table:style-name="Tabla1.A2" office:value-type="string">
            <text:p text:style-name="P13">3</text:p>
          </table:table-cell>
          <table:table-cell table:style-name="Tabla1.D2" office:value-type="string">
            <text:p text:style-name="P13">Conecta el switch a internet</text:p>
          </table:table-cell>
        </table:table-row>
        <table:table-row table:style-name="TableLine1539355886096">
          <table:table-cell table:style-name="Tabla1.A2" office:value-type="string">
            <text:p text:style-name="P13">Dispositivo 2</text:p>
          </table:table-cell>
          <table:table-cell table:style-name="Tabla1.A2" office:value-type="string">
            <text:p text:style-name="P13">Switch</text:p>
          </table:table-cell>
          <table:table-cell table:style-name="Tabla1.A2" office:value-type="string">
            <text:p text:style-name="P13">2</text:p>
          </table:table-cell>
          <table:table-cell table:style-name="Tabla1.D2" office:value-type="string">
            <text:p text:style-name="P13">Conecta los <text:s/>diferentes ordenadores entre si</text:p>
          </table:table-cell>
        </table:table-row>
      </table:table>
      <text:p text:style-name="P6"/>
      <text:p text:style-name="P7"><text:span text:style-name="T1">Ejercicio 2</text:span>.</text:p>
      <text:p text:style-name="P7"/>
      <text:p text:style-name="P7">1. La topología de conexión si cogemos como referencia el dispositivo 2 sería estrella.</text:p>
      <text:p text:style-name="P7"/>
      <text:p text:style-name="P7">2. Para la conexión utilizaría cable directo</text:p>
      <text:p text:style-name="P7"/>
      <text:p text:style-name="P7">3. Utilizariamos conectores RJ45 con el estandar EIA/TIA-568B</text:p>
      <text:p text:style-name="P7"/>
      <text:p text:style-name="P11">Ejercicio 3.</text:p>
      <text:p text:style-name="P8"/>
      <table:table table:name="Tabla2" table:style-name="Tabla2">
        <table:table-column table:style-name="Tabla2.A"/>
        <table:table-column table:style-name="Tabla2.B"/>
        <table:table-row table:style-name="TableLine1539355966880">
          <table:table-cell table:style-name="Tabla2.A1" office:value-type="string">
            <text:p text:style-name="P14">1 PC y 1 Switch</text:p>
          </table:table-cell>
          <table:table-cell table:style-name="Tabla2.B1" office:value-type="string">
            <text:p text:style-name="P15">directo</text:p>
          </table:table-cell>
        </table:table-row>
        <table:table-row table:style-name="TableLine1539355966880">
          <table:table-cell table:style-name="Tabla2.A2" office:value-type="string">
            <text:p text:style-name="P14">1 Pc y 1 Router</text:p>
          </table:table-cell>
          <table:table-cell table:style-name="Tabla2.B2" office:value-type="string">
            <text:p text:style-name="P15">cruzado</text:p>
          </table:table-cell>
        </table:table-row>
        <table:table-row table:style-name="TableLine1539355966880">
          <table:table-cell table:style-name="Tabla2.A2" office:value-type="string">
            <text:p text:style-name="P14">2 PC</text:p>
          </table:table-cell>
          <table:table-cell table:style-name="Tabla2.B2" office:value-type="string">
            <text:p text:style-name="P15">cruzado</text:p>
          </table:table-cell>
        </table:table-row>
        <table:table-row table:style-name="TableLine1539355966880">
          <table:table-cell table:style-name="Tabla2.A2" office:value-type="string">
            <text:p text:style-name="P14">1 Switch y 1 Router</text:p>
          </table:table-cell>
          <table:table-cell table:style-name="Tabla2.B2" office:value-type="string">
            <text:p text:style-name="P15">directo</text:p>
          </table:table-cell>
        </table:table-row>
        <table:table-row table:style-name="TableLine1539355966880">
          <table:table-cell table:style-name="Tabla2.A2" office:value-type="string">
            <text:p text:style-name="P14">2 Switch</text:p>
          </table:table-cell>
          <table:table-cell table:style-name="Tabla2.B2" office:value-type="string">
            <text:p text:style-name="P15">cruzado</text:p>
          </table:table-cell>
        </table:table-row>
      </table:table>
      <text:p text:style-name="P8"/>
      <text:p text:style-name="P9"><text:span text:style-name="T1">Ejercicio 4</text:span>.</text:p>
      <text:p text:style-name="P9"/>
      <text:p text:style-name="P9"/>
      <text:p text:style-name="P10"><text:span text:style-name="T1">Ejercicio 5</text:span>.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9:22:37.228737173</meta:creation-date>
    <dc:date>2021-03-17T14:33:46.139000000</dc:date>
    <meta:editing-duration>PT11H48M2S</meta:editing-duration>
    <meta:editing-cycles>58</meta:editing-cycles>
    <meta:generator>LibreOffice/7.0.4.2$Windows_X86_64 LibreOffice_project/dcf040e67528d9187c66b2379df5ea4407429775</meta:generator>
    <meta:document-statistic meta:table-count="2" meta:image-count="0" meta:object-count="0" meta:page-count="1" meta:paragraph-count="30" meta:word-count="91" meta:character-count="514" meta:non-whitespace-character-count="451"/>
  </office:meta>
</office:document-meta>
</file>